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nger Soy Chicken – Work in progress</text:p>
      <text:p text:style-name="Standard"/>
      <text:p text:style-name="P1">Marinate for an hour:</text:p>
      <text:p text:style-name="Standard">500g chicken thigh, cubed</text:p>
      <text:p text:style-name="Standard">2 tbsp soy sauce</text:p>
      <text:p text:style-name="Standard">2 tsp black soy sauce (get a sweetish one, rather than a tangy one)</text:p>
      <text:p text:style-name="Standard"/>
      <text:p text:style-name="P1">Saute on medium-high heat:</text:p>
      <text:p text:style-name="Standard">1 tsp vegetable oil</text:p>
      <text:p text:style-name="Standard">4 cloves garlic, chopped</text:p>
      <text:p text:style-name="Standard">2 tbsp ginger, chopped</text:p>
      <text:p text:style-name="Standard"/>
      <text:p text:style-name="Standard">&gt; Add the marinated chicken.</text:p>
      <text:p text:style-name="Standard"/>
      <text:p text:style-name="Standard"><text:span text:style-name="T1">After chicken is almost cooked, add:</text:span></text:p>
      <text:p text:style-name="Standard">1 ½ tbsp sugar</text:p>
      <text:p text:style-name="Standard">¼ tsp white/black pepper</text:p>
      <text:p text:style-name="Standard"/>
      <text:p text:style-name="P1">Garnish:</text:p>
      <text:p text:style-name="Standard">1/3 cup cilantro, choppe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19T12:48:14.54</meta:creation-date>
    <meta:document-statistic meta:table-count="0" meta:image-count="0" meta:object-count="0" meta:page-count="1" meta:paragraph-count="15" meta:word-count="73" meta:character-count="392"/>
    <dc:date>2020-04-19T12:53:40.38</dc:date>
    <meta:editing-duration>PT5M26S</meta:editing-duration>
    <meta:editing-cycles>1</meta:editing-cycles>
    <meta:generator>OpenOffice/4.1.4$Win32 OpenOffice.org_project/414m5$Build-9788</meta:generator>
  </office:meta>
</office:document-meta>
</file>